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ic Sans MS" fo:font-size="18pt" officeooo:rsid="00142106" officeooo:paragraph-rsid="00142106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Comic Sans MS" fo:font-size="18pt" style:rfc-language-tag="uz-Latn-UZ" fo:language="uz" fo:script="Latn" fo:country="UZ" officeooo:rsid="00142106" officeooo:paragraph-rsid="00142106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8pt" style:rfc-language-tag="uz-Latn-UZ" fo:language="uz" fo:script="Latn" fo:country="UZ" officeooo:rsid="00142106" officeooo:paragraph-rsid="00142106" style:font-size-asian="15.75pt" style:font-size-complex="18pt"/>
    </style:style>
    <style:style style:name="P4" style:family="paragraph" style:parent-style-name="Standard">
      <style:paragraph-properties fo:text-align="justify" style:justify-single-word="false"/>
      <style:text-properties style:font-name="Comic Sans MS" fo:font-size="18pt" style:rfc-language-tag="uz-Latn-UZ" fo:language="uz" fo:script="Latn" fo:country="UZ" officeooo:rsid="00142106" officeooo:paragraph-rsid="00142106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18pt" style:rfc-language-tag="uz-Latn-UZ" fo:language="uz" fo:script="Latn" fo:country="UZ" officeooo:rsid="00151420" officeooo:paragraph-rsid="00151420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Comic Sans MS" fo:font-size="18pt" style:rfc-language-tag="uz-Latn-UZ" fo:language="uz" fo:script="Latn" fo:country="UZ" officeooo:rsid="00151420" officeooo:paragraph-rsid="00151420" style:font-size-asian="15.75pt" style:font-size-complex="18pt"/>
    </style:style>
    <style:style style:name="T1" style:family="text">
      <style:text-properties officeooo:rsid="00151420"/>
    </style:style>
    <style:style style:name="T2" style:family="text">
      <style:text-properties officeooo:rsid="0015c0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u yilgi (2022 (age:19)) qiliniladigon rejalar.</text:p>
      <text:p text:style-name="P1"/>
      <text:p text:style-name="P2">1. Ingliz tilini gapiradigon darajada o’rgansh kk</text:p>
      <text:p text:style-name="P2">2.Backend yo’nalishi bo’yicha middle darajasiga chiqish kk</text:p>
      <text:p text:style-name="P2"/>
      <text:p text:style-name="P2"/>
      <text:p text:style-name="P3">Ingliz tilini Everest da tugatish kk</text:p>
      <text:p text:style-name="P2">1.Grammarni <text:s/>mukammal darajadi o`rganib chiqish kk</text:p>
      <text:p text:style-name="P2">2.Speaking ko`proq qilish kk</text:p>
      <text:p text:style-name="P2">3.Audio lar yodlash kk</text:p>
      <text:p text:style-name="P2">4.Essential english words ni hamma qismlarini tugatish kk</text:p>
      <text:p text:style-name="P2"/>
      <text:p text:style-name="P2"/>
      <text:p text:style-name="P3">Backend uchun roadmap .</text:p>
      <text:p text:style-name="P2">1.My stack : Nodejs , Expressjs , Mongodb , <text:span text:style-name="T1">PostgreSql , </text:span>Javascript <text:s/>Graphql.</text:p>
      <text:p text:style-name="P2">2.Malika Bozorini Saytini qilib hosting ga joylab ishga tushurish kk</text:p>
      <text:p text:style-name="P2">3.Normalniy bitta proyect qilish kk</text:p>
      <text:p text:style-name="P5">(2023 (age:20))</text:p>
      <text:p text:style-name="P6">2023 yilgacha ingliz tili va backend ni mukammal darajada o`qrganib olsam.</text:p>
      <text:p text:style-name="P5">(2024 (age: 21))</text:p>
      <text:p text:style-name="P6">2024 bir yil ishlasam </text:p>
      <text:p text:style-name="P5">(2025 (age:22))</text:p>
      <text:p text:style-name="P6">2025 da Hudo hohlasa Uylanaman :<text:span text:style-name="T2">D :)</text:span></text:p>
      <text:p text:style-name="P6"/>
      <text:p text:style-name="P2"/>
      <text:p text:style-name="P2"/>
      <text:p text:style-name="P3"><text:soft-page-break/>Kursim bor kunlari uchun.</text:p>
      <text:p text:style-name="P2"/>
      <text:p text:style-name="P2"/>
      <text:p text:style-name="P2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4T09:56:38.316025425</meta:creation-date>
    <dc:date>2022-03-17T21:51:00.726216347</dc:date>
    <meta:editing-duration>PT8M</meta:editing-duration>
    <meta:editing-cycles>2</meta:editing-cycles>
    <meta:generator>LibreOffice/7.2.5.2$Linux_X86_64 LibreOffice_project/20$Build-2</meta:generator>
    <meta:document-statistic meta:table-count="0" meta:image-count="0" meta:object-count="0" meta:page-count="2" meta:paragraph-count="19" meta:word-count="113" meta:character-count="753" meta:non-whitespace-character-count="656"/>
  </office:meta>
</office:document-meta>
</file>